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cc00" draw:marker-start-width="0.515cm" draw:marker-end="Arrow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779cm" fo:min-width="4.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79cm" fo:min-width="4.72cm"/>
    </style:style>
    <style:style style:name="gr4" style:family="graphic" style:parent-style-name="standard">
      <style:graphic-properties draw:fill-color="#66cc00" draw:textarea-horizontal-align="justify" draw:textarea-vertical-align="middle" draw:auto-grow-height="false" fo:min-height="2.779cm" fo:min-width="4.72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svg:stroke-width="0.1cm" svg:stroke-color="#ff9900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99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0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style:text-properties style:font-name="Calibri" fo:font-size="13pt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13pt" style:font-size-asian="18pt" style:font-size-complex="18pt"/>
    </style:style>
    <style:style style:name="P7" style:family="paragraph">
      <style:text-properties style:font-name="Calibri" fo:font-size="12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style:font-name="Calibri" fo:font-size="12pt" fo:font-style="italic" style:font-size-asian="18pt" style:font-style-asian="italic" style:font-size-complex="18pt" style:font-style-complex="italic"/>
    </style:style>
    <style:style style:name="T1" style:family="text">
      <style:text-properties style:font-name="Calibri" fo:font-size="13pt" style:font-size-asian="18pt" style:font-size-complex="18pt"/>
    </style:style>
    <style:style style:name="T2" style:family="text">
      <style:text-properties style:font-name="Calibri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399cm" svg:height="0.499cm" draw:transform="rotate (1.5707963267949) translate (8.5cm 4.2cm)" svg:viewBox="0 0 2400 500" draw:points="0,500 2400,500 2400,0 600,0">
          <text:p/>
        </draw:polyline>
        <draw:custom-shape draw:style-name="gr2" draw:text-style-name="P2" draw:layer="layout" svg:width="5.22cm" svg:height="3.029cm" draw:transform="skewX (0.183783170235003) rotate (0.172089464246641) translate (2.057cm 2.9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2cm" svg:height="3.029cm" draw:transform="skewX (0.183783170235003) rotate (0.172089464246641) translate (2.778cm 3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2cm" svg:height="3.029cm" draw:transform="skewX (0.183783170235003) rotate (0.172089464246641) translate (3.678cm 4.3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22cm" svg:height="3.029cm" draw:transform="skewX (0.183783170235003) rotate (0.172089464246641) translate (4.578cm 5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2cm" svg:height="3.029cm" draw:transform="skewX (0.183783170235003) rotate (0.172089464246641) translate (5.557cm 5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2cm" svg:height="3.029cm" draw:transform="skewX (0.183783170235003) rotate (0.172089464246641) translate (6.478cm 6.5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8cm" svg:height="0.81cm" svg:x="2.006cm" svg:y="5.3cm">
          <draw:text-box>
            <text:p text:style-name="P5"><text:span text:style-name="T1">I</text:span></text:p>
          </draw:text-box>
        </draw:frame>
        <draw:frame draw:style-name="gr5" draw:text-style-name="P6" draw:layer="layout" svg:width="0.8cm" svg:height="0.81cm" svg:x="2.702cm" svg:y="5.968cm">
          <draw:text-box>
            <text:p text:style-name="P5"><text:span text:style-name="T1">B</text:span></text:p>
          </draw:text-box>
        </draw:frame>
        <draw:frame draw:style-name="gr5" draw:text-style-name="P6" draw:layer="layout" svg:width="0.8cm" svg:height="0.81cm" svg:x="3.585cm" svg:y="6.651cm">
          <draw:text-box>
            <text:p text:style-name="P5"><text:span text:style-name="T1">B</text:span></text:p>
          </draw:text-box>
        </draw:frame>
        <draw:frame draw:style-name="gr5" draw:text-style-name="P6" draw:layer="layout" svg:width="0.8cm" svg:height="0.81cm" svg:x="4.519cm" svg:y="7.39cm">
          <draw:text-box>
            <text:p text:style-name="P5"><text:span text:style-name="T1">P</text:span></text:p>
          </draw:text-box>
        </draw:frame>
        <draw:frame draw:style-name="gr5" draw:text-style-name="P6" draw:layer="layout" svg:width="0.8cm" svg:height="0.81cm" svg:x="5.451cm" svg:y="8.09cm">
          <draw:text-box>
            <text:p text:style-name="P5"><text:span text:style-name="T1">B</text:span></text:p>
          </draw:text-box>
        </draw:frame>
        <draw:frame draw:style-name="gr5" draw:text-style-name="P6" draw:layer="layout" svg:width="0.8cm" svg:height="0.81cm" svg:x="6.4cm" svg:y="8.839cm">
          <draw:text-box>
            <text:p text:style-name="P5"><text:span text:style-name="T1">B</text:span></text:p>
          </draw:text-box>
        </draw:frame>
        <draw:custom-shape draw:style-name="gr3" draw:text-style-name="P3" draw:layer="layout" svg:width="5.22cm" svg:height="3.029cm" draw:transform="skewX (0.183783170235003) rotate (0.172089464246641) translate (7.289cm 7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8cm" svg:height="0.81cm" svg:x="7.321cm" svg:y="9.39cm">
          <draw:text-box>
            <text:p text:style-name="P5"><text:span text:style-name="T1">B</text:span></text:p>
          </draw:text-box>
        </draw:frame>
        <draw:custom-shape draw:style-name="gr4" draw:text-style-name="P4" draw:layer="layout" svg:width="5.22cm" svg:height="3.029cm" draw:transform="skewX (0.183783170235003) rotate (0.172089464246641) translate (8.157cm 7.9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8cm" svg:height="0.81cm" svg:x="8.121cm" svg:y="10.1cm">
          <draw:text-box>
            <text:p text:style-name="P5"><text:span text:style-name="T1">P</text:span></text:p>
          </draw:text-box>
        </draw:frame>
        <draw:polyline draw:style-name="gr6" draw:text-style-name="P1" draw:layer="layout" svg:width="3.499cm" svg:height="2.599cm" draw:transform="rotate (-1.5707963267949) translate (4.621cm 6.1cm)" svg:viewBox="0 0 3500 2600" draw:points="0,2600 3500,2600 3500,0 2100,0">
          <text:p/>
        </draw:polyline>
        <draw:polyline draw:style-name="gr6" draw:text-style-name="P1" draw:layer="layout" svg:width="4.599cm" svg:height="3.299cm" draw:transform="rotate (-1.5707963267949) translate (8.221cm 8.2cm)" svg:viewBox="0 0 4600 3300" draw:points="0,3300 4600,3300 4600,0 2760,0">
          <text:p/>
        </draw:polyline>
        <draw:frame draw:style-name="gr5" draw:text-style-name="P8" draw:layer="layout" svg:width="4.6cm" svg:height="0.8cm" svg:x="1.021cm" svg:y="9.5cm">
          <draw:text-box>
            <text:p text:style-name="P7"><text:span text:style-name="T2">Forward predicition</text:span></text:p>
          </draw:text-box>
        </draw:frame>
        <draw:frame draw:style-name="gr5" draw:text-style-name="P8" draw:layer="layout" svg:width="4.6cm" svg:height="0.8cm" svg:x="4.621cm" svg:y="12.7cm">
          <draw:text-box>
            <text:p text:style-name="P7"><text:span text:style-name="T2">Forward predicition</text:span></text:p>
          </draw:text-box>
        </draw:frame>
        <draw:polyline draw:style-name="gr7" draw:text-style-name="P1" draw:layer="layout" svg:width="1.399cm" svg:height="0.699cm" draw:transform="rotate (1.5707963267949) translate (2.821cm 3.6cm)" svg:viewBox="0 0 1400 700" draw:points="700,0 1400,0 1400,700 0,700">
          <text:p/>
        </draw:polyline>
        <draw:polyline draw:style-name="gr1" draw:text-style-name="P1" draw:layer="layout" svg:width="2.999cm" svg:height="1.599cm" draw:transform="rotate (1.5707963267949) translate (7.4cm 4.8cm)" svg:viewBox="0 0 3000 1600" draw:points="0,1600 3000,1600 3000,0 1900,0">
          <text:p/>
        </draw:polyline>
        <draw:polyline draw:style-name="gr7" draw:text-style-name="P1" draw:layer="layout" svg:width="2.199cm" svg:height="2.899cm" draw:transform="rotate (1.5707963267949) translate (2.821cm 4cm)" svg:viewBox="0 0 2200 2900" draw:points="1200,0 2200,0 2200,2900 0,2900">
          <text:p/>
        </draw:polyline>
        <draw:frame draw:style-name="gr8" draw:text-style-name="P8" draw:layer="layout" svg:width="5.1cm" svg:height="1.283cm" svg:x="3.9cm" svg:y="1.117cm">
          <draw:text-box>
            <text:p text:style-name="P7"><text:span text:style-name="T2">Bidirectional interpo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08:49:11.168000000</meta:creation-date>
    <dc:date>2016-09-30T09:03:36.972000000</dc:date>
    <meta:editing-duration>PT4M9S</meta:editing-duration>
    <meta:editing-cycles>2</meta:editing-cycles>
    <meta:generator>LibreOffice/5.2.0.4$Windows_x86 LibreOffice_project/066b007f5ebcc236395c7d282ba488bca6720265</meta:generator>
    <meta:document-statistic meta:object-count="25"/>
  </office:meta>
</office:document-meta>
</file>